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27a" officeooo:paragraph-rsid="0004e27a"/>
    </style:style>
    <style:style style:name="P2" style:family="paragraph" style:parent-style-name="Standard">
      <style:text-properties officeooo:paragraph-rsid="0004e27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910c" officeooo:paragraph-rsid="000a910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a910c" officeooo:paragraph-rsid="000a910c" style:font-weight-asian="normal" style:font-weight-complex="normal"/>
    </style:style>
    <style:style style:name="P5" style:family="paragraph" style:parent-style-name="Standard">
      <style:text-properties officeooo:rsid="0015cffc" officeooo:paragraph-rsid="0015cffc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4e27a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05ea0c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0dba5c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e047f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c0578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0edf90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2a05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73f9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7c402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8f2c8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a1436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1b550c"/>
    </style:style>
    <style:style style:name="P19" style:family="paragraph" style:parent-style-name="Text_20_body">
      <style:paragraph-properties fo:margin-top="0cm" fo:margin-bottom="0.499cm" loext:contextual-spacing="false"/>
      <style:text-properties officeooo:paragraph-rsid="00173f9d"/>
    </style:style>
    <style:style style:name="P20" style:family="paragraph" style:parent-style-name="Text_20_body" style:list-style-name="L1"/>
    <style:style style:name="P21" style:family="paragraph" style:parent-style-name="Preformatted_20_Text" style:list-style-name="L1"/>
    <style:style style:name="P22" style:family="paragraph" style:parent-style-name="Preformatted_20_Text" style:list-style-name="L1">
      <style:paragraph-properties fo:margin-top="0cm" fo:margin-bottom="0.499cm" loext:contextual-spacing="false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c9376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fc131"/>
    </style:style>
    <style:style style:name="T1" style:family="text">
      <style:text-properties officeooo:rsid="0004e27a"/>
    </style:style>
    <style:style style:name="T2" style:family="text">
      <style:text-properties style:font-name="Times new roman" fo:font-size="12pt" officeooo:rsid="0004e27a" style:font-size-asian="12pt" style:font-size-complex="12pt"/>
    </style:style>
    <style:style style:name="T3" style:family="text">
      <style:text-properties style:font-name="Times new roman" fo:font-size="12pt" officeooo:rsid="0005ea0c" style:font-size-asian="12pt" style:font-size-complex="12pt"/>
    </style:style>
    <style:style style:name="T4" style:family="text">
      <style:text-properties style:font-name="Times new roman" fo:font-size="12pt" officeooo:rsid="000c0578" style:font-size-asian="12pt" style:font-size-complex="12pt"/>
    </style:style>
    <style:style style:name="T5" style:family="text">
      <style:text-properties style:font-name="Times new roman" fo:font-size="12pt" officeooo:rsid="000dba5c" style:font-size-asian="12pt" style:font-size-complex="12pt"/>
    </style:style>
    <style:style style:name="T6" style:family="text">
      <style:text-properties style:font-name="Times new roman" fo:font-size="12pt" officeooo:rsid="000e047f" style:font-size-asian="12pt" style:font-size-complex="12pt"/>
    </style:style>
    <style:style style:name="T7" style:family="text">
      <style:text-properties style:font-name="Times new roman" fo:font-size="12pt" officeooo:rsid="000edf90" style:font-size-asian="12pt" style:font-size-complex="12pt"/>
    </style:style>
    <style:style style:name="T8" style:family="text">
      <style:text-properties style:font-name="Times new roman" fo:font-size="12pt" officeooo:rsid="0012a05e" style:font-size-asian="12pt" style:font-size-complex="12pt"/>
    </style:style>
    <style:style style:name="T9" style:family="text">
      <style:text-properties style:font-name="Times new roman" fo:font-size="12pt" officeooo:rsid="0014713d" style:font-size-asian="12pt" style:font-size-complex="12pt"/>
    </style:style>
    <style:style style:name="T10" style:family="text">
      <style:text-properties style:font-name="Times new roman" fo:font-size="12pt" officeooo:rsid="00173f9d" style:font-size-asian="12pt" style:font-size-complex="12pt"/>
    </style:style>
    <style:style style:name="T11" style:family="text">
      <style:text-properties style:font-name="Times new roman" fo:font-size="12pt" officeooo:rsid="0017c402" style:font-size-asian="12pt" style:font-size-complex="12pt"/>
    </style:style>
    <style:style style:name="T12" style:family="text">
      <style:text-properties style:font-name="Times new roman" fo:font-size="12pt" officeooo:rsid="0018f2c8" style:font-size-asian="12pt" style:font-size-complex="12pt"/>
    </style:style>
    <style:style style:name="T13" style:family="text">
      <style:text-properties style:font-name="Times new roman" fo:font-size="12pt" officeooo:rsid="001a1436" style:font-size-asian="12pt" style:font-size-complex="12pt"/>
    </style:style>
    <style:style style:name="T14" style:family="text">
      <style:text-properties style:font-name="Times new roman" fo:font-size="12pt" officeooo:rsid="001b550c" style:font-size-asian="12pt" style:font-size-complex="12pt"/>
    </style:style>
    <style:style style:name="T15" style:family="text">
      <style:text-properties style:font-name="Times new roman" fo:font-size="12pt" officeooo:rsid="001c9376" style:font-size-asian="12pt" style:font-size-complex="12pt"/>
    </style:style>
    <style:style style:name="T16" style:family="text">
      <style:text-properties style:font-name="Times new roman" fo:font-size="12pt" officeooo:rsid="001d2540" style:font-size-asian="12pt" style:font-size-complex="12pt"/>
    </style:style>
    <style:style style:name="T17" style:family="text">
      <style:text-properties style:font-name="Times new roman" fo:font-size="12pt" officeooo:rsid="001fc131" style:font-size-asian="12pt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bold" officeooo:rsid="0004e27a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style:text-underline-style="solid" style:text-underline-width="auto" style:text-underline-color="font-color" officeooo:rsid="000dba5c" style:font-size-asian="12pt" style:font-size-complex="12pt"/>
    </style:style>
    <style:style style:name="T20" style:family="text">
      <style:text-properties style:font-name="Times new roman" fo:font-size="12pt" style:text-underline-style="none" officeooo:rsid="000dba5c" style:font-size-asian="12pt" style:font-size-complex="12pt"/>
    </style:style>
    <style:style style:name="T21" style:family="text">
      <style:text-properties officeooo:rsid="000dba5c"/>
    </style:style>
    <style:style style:name="T22" style:family="text">
      <style:text-properties fo:color="#ce181e"/>
    </style:style>
    <style:style style:name="T23" style:family="text">
      <style:text-properties fo:color="#000000" officeooo:rsid="0012e48e"/>
    </style:style>
    <style:style style:name="T24" style:family="text">
      <style:text-properties fo:font-size="12pt" officeooo:rsid="00173f9d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G ICONS IN THUNDERBIRD</text:p>
      <text:p text:style-name="P4"/>
      <text:p text:style-name="P1">removed no-to-coloued-fonts <text:s text:c="2"/>- <text:span text:style-name="T21">in terminal:</text:span></text:p>
      <text:p text:style-name="P1"><text:tab/><text:span text:style-name="T22">sudo apt-get remove --purge fonts-noto-color-emoji <text:s text:c="5"/></text:span><text:span text:style-name="T23">THIS WORKS</text:span></text:p>
      <text:p text:style-name="P5">BELOW originally done with frst install of 18.04</text:p>
      <text:p text:style-name="P1"/>
      <text:p text:style-name="P2"><text:span text:style-name="T1"><text:tab/>fonts-symbola <text:s/>added = <text:tab/></text:span><text:span text:style-name="Source_20_Text">sudo apt-get install fonts-symbola</text:span></text:p>
      <text:p text:style-name="P1"/>
      <text:p text:style-name="P1"><text:tab/>coloured emojis for firefox and thunderbird:</text:p>
      <text:p text:style-name="P2"><text:span text:style-name="T1"><text:tab/><text:tab/></text:span><text:span text:style-name="Source_20_Text">sudo apt-add-repository ppa:eosrei/fonts</text:span></text:p>
      <text:p text:style-name="Preformatted_20_Text"><text:span text:style-name="Source_20_Text"><text:tab/><text:tab/>sudo apt-get update</text:span></text:p>
      <text:p text:style-name="P6"><text:span text:style-name="Source_20_Text"><text:tab/><text:tab/>sudo apt-get install fonts-twemoji-svginot</text:span></text:p>
      <text:p text:style-name="P6"><text:span text:style-name="Source_20_Text"/></text:p>
      <text:p text:style-name="P7"><text:span text:style-name="Source_20_Text"><text:span text:style-name="T2">NOT SURE HOW FIREFOX OR THUNDERBIRD DECIDES WHICH FONTS TO USE <text:s/>SYMBOLA OR SVG</text:span></text:span></text:p>
      <text:p text:style-name="P7"><text:span text:style-name="Source_20_Text"><text:span text:style-name="T2">gnome tweaks from software centre</text:span></text:span></text:p>
      <text:p text:style-name="P8"><text:span text:style-name="Source_20_Text"><text:span text:style-name="T3">solaar - not sure if works in 18.04</text:span></text:span><text:span text:style-name="Source_20_Text"><text:span text:style-name="T12"> NO no need</text:span></text:span></text:p>
      <text:p text:style-name="P16"><text:span text:style-name="Source_20_Text"><text:span text:style-name="T12">NVIDIA driver </text:span></text:span><text:span text:style-name="Source_20_Text"><text:span text:style-name="T16">version 390.48<text:tab/></text:span></text:span><text:span text:style-name="Source_20_Text"><text:span text:style-name="T12">and NVIDIA X Server Settings utility</text:span></text:span></text:p>
      <text:p text:style-name="P8"><text:span text:style-name="Source_20_Text"><text:span text:style-name="T12"/></text:span></text:p>
      <text:p text:style-name="P7"><text:span text:style-name="Source_20_Text"><text:span text:style-name="T18">ADD-ONS:<text:tab/></text:span></text:span></text:p>
      <text:p text:style-name="P7"><text:span text:style-name="Source_20_Text"><text:span text:style-name="T2">gnome shell: app-keys from software centre = use num pad numbers with super key to launch/switch apps</text:span></text:span></text:p>
      <text:p text:style-name="P10"><text:span text:style-name="Source_20_Text"><text:span text:style-name="T6">also in firefox: <text:s/>video download helper and default bookmark folder</text:span></text:span></text:p>
      <text:p text:style-name="P7"><text:span text:style-name="Source_20_Text"><text:span text:style-name="T2"/></text:span></text:p>
      <text:p text:style-name="P9"><text:span text:style-name="Source_20_Text"><text:span text:style-name="T5">VLC from terminal </text:span></text:span><text:span text:style-name="Source_20_Text"><text:span text:style-name="T19">not</text:span></text:span><text:span text:style-name="Source_20_Text"><text:span text:style-name="T20"> software centre:</text:span></text:span></text:p>
      <text:p text:style-name="P9"><text:span text:style-name="Source_20_Text"><text:span text:style-name="T20"><text:tab/>sudo add-apt-repository ppa:videolan/master-daily </text:span></text:span></text:p>
      <text:p text:style-name="P9"><text:span text:style-name="Source_20_Text"><text:span text:style-name="T20"><text:tab/>sudo apt install vlc qtwayland5</text:span></text:span></text:p>
      <text:p text:style-name="P11"><text:span text:style-name="Source_20_Text"><text:span text:style-name="T4"><text:tab/>extra codecs for VLC: sudo apt install libavcodec-extra</text:span></text:span></text:p>
      <text:p text:style-name="P12"><text:span text:style-name="Source_20_Text"><text:span text:style-name="T7">added from software center</text:span></text:span></text:p>
      <text:p text:style-name="P12"><text:span text:style-name="Source_20_Text"><text:span text:style-name="T7">VLC <text:tab/>– </text:span></text:span><text:span text:style-name="Source_20_Text"><text:span text:style-name="T9">DO NOT DO NOT DO NOT</text:span></text:span></text:p>
      <text:p text:style-name="P12"><text:span text:style-name="Source_20_Text"><text:span text:style-name="T7">vim</text:span></text:span></text:p>
      <text:p text:style-name="P12"><text:span text:style-name="Source_20_Text"><text:span text:style-name="T7">MATE Search tool</text:span></text:span></text:p>
      <text:p text:style-name="P13"><text:span text:style-name="Source_20_Text"><text:span text:style-name="T8">GNOME tweaks</text:span></text:span></text:p>
      <text:p text:style-name="P12"><text:span text:style-name="Source_20_Text"><text:span text:style-name="T7">keePassX</text:span></text:span></text:p>
      <text:p text:style-name="P12"><text:span text:style-name="Source_20_Text"><text:span text:style-name="T7"/></text:span></text:p>
      <text:p text:style-name="P14"><text:soft-page-break/><text:span text:style-name="Source_20_Text"><text:span text:style-name="T10"/></text:span></text:p>
      <text:p text:style-name="P14"><text:span text:style-name="Source_20_Text"><text:span text:style-name="T10"/></text:span></text:p>
      <text:p text:style-name="P14"><text:span text:style-name="Source_20_Text"><text:span text:style-name="T10"/></text:span></text:p>
      <text:p text:style-name="P14"><text:span text:style-name="Source_20_Text"><text:span text:style-name="T10">google chrome:</text:span></text:span></text:p>
      <text:p text:style-name="P19"><text:span text:style-name="Source_20_Text"><text:span text:style-name="T10">Download the </text:span></text:span><text:span text:style-name="Source_20_Text"><text:span text:style-name="T24">.deb</text:span></text:span><text:span text:style-name="Source_20_Text"><text:span text:style-name="T10"> file from Google's website, and make note of where you save it.</text:span></text:span></text:p>
      <text:list xml:id="list870573539" text:style-name="L1">
        <text:list-item>
          <text:p text:style-name="P20">Open a terminal window and <text:span text:style-name="Source_20_Text">cd</text:span> into the directory containing the <text:span text:style-name="Source_20_Text">.deb</text:span> file. So for example, if you downloaded it to your Downloads folder, do <text:span text:style-name="Source_20_Text">cd ~/Downloads</text:span>.</text:p>
        </text:list-item>
        <text:list-item>
          <text:p text:style-name="P20">Once you've <text:span text:style-name="Source_20_Text">cd</text:span>ed into the directory, run these commands:</text:p>
          <text:p text:style-name="P21"><text:span text:style-name="Source_20_Text">sudo apt-get update</text:span></text:p>
          <text:p text:style-name="P21"><text:span text:style-name="Source_20_Text">sudo dpkg -i nameOfChromeFile.deb</text:span></text:p>
          <text:p text:style-name="P22"><text:span text:style-name="Source_20_Text">sudo apt-get -f install</text:span></text:p>
        </text:list-item>
      </text:list>
      <text:p text:style-name="P14"><text:span text:style-name="Source_20_Text"><text:span text:style-name="T10"/></text:span></text:p>
      <text:p text:style-name="P15"><text:span text:style-name="Source_20_Text"><text:span text:style-name="T11"/></text:span></text:p>
      <text:p text:style-name="P15"><text:span text:style-name="Source_20_Text"><text:span text:style-name="T11">unigine - superposition</text:span></text:span></text:p>
      <text:p text:style-name="P15"><text:span text:style-name="Source_20_Text"><text:span text:style-name="T11">unigine - heaven</text:span></text:span></text:p>
      <text:p text:style-name="P15"><text:span text:style-name="Source_20_Text"><text:span text:style-name="T11">firefox add-on: <text:s/>Video DownloadHelper</text:span></text:span></text:p>
      <text:p text:style-name="P15"><text:span text:style-name="Source_20_Text"><text:span text:style-name="T11">Shotcut for videoediting</text:span></text:span></text:p>
      <text:p text:style-name="P15"><text:span text:style-name="Source_20_Text"><text:span text:style-name="T11">Openshot for video editing</text:span></text:span></text:p>
      <text:p text:style-name="P15"><text:span text:style-name="Source_20_Text"><text:span text:style-name="T11">powertop</text:span></text:span></text:p>
      <text:p text:style-name="P17"><text:span text:style-name="Source_20_Text"><text:span text:style-name="T13">7z - file archiver/compression</text:span></text:span></text:p>
      <text:p text:style-name="P18"><text:span text:style-name="Source_20_Text"><text:span text:style-name="T14">sensors app for monitoring temperatures from terminal</text:span></text:span></text:p>
      <text:p text:style-name="P23"><text:span text:style-name="Source_20_Text"><text:span text:style-name="T15">mediainfo <text:s text:c="3"/>for video/audio metadata in terminal</text:span></text:span></text:p>
      <text:p text:style-name="P23"><text:span text:style-name="Source_20_Text"><text:span text:style-name="T15"/></text:span></text:p>
      <text:p text:style-name="P23"><text:span text:style-name="Source_20_Text"><text:span text:style-name="T15"/></text:span></text:p>
      <text:p text:style-name="P24"><text:span text:style-name="Source_20_Text"><text:span text:style-name="T17">handbrake</text:span></text:span></text:p>
      <text:p text:style-name="P24"><text:span text:style-name="Source_20_Text"><text:span text:style-name="T17">virtualbox</text:span></text:span></text:p>
      <text:p text:style-name="P24"><text:span text:style-name="Source_20_Text"><text:span text:style-name="T17">virtualmachine</text:span></text:span></text:p>
      <text:p text:style-name="P17"><text:span text:style-name="Source_20_Text"><text:span text:style-name="T13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54:50.487768993</meta:creation-date>
    <dc:date>2018-09-18T10:46:02.767538525</dc:date>
    <meta:editing-duration>PT12H18M51S</meta:editing-duration>
    <meta:editing-cycles>25</meta:editing-cycles>
    <meta:generator>LibreOffice/6.0.3.2$Linux_X86_64 LibreOffice_project/00m0$Build-2</meta:generator>
    <meta:document-statistic meta:table-count="0" meta:image-count="0" meta:object-count="0" meta:page-count="2" meta:paragraph-count="45" meta:word-count="260" meta:character-count="1747" meta:non-whitespace-character-count="1504"/>
  </office:meta>
</office:document-meta>
</file>